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Error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getMessagesAs( Class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getWar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getFatal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captures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supportsMessageFormat( Class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ErrorHandler.has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